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Curso de Pensamiento Lógico: Manejo de Datos, Estructuras y Funciones.</text:p>
      <text:p text:style-name="Standard"/>
      <text:h text:style-name="Heading_20_1" text:outline-level="1">¿Qué es un dato?</text:h>
      <text:p text:style-name="Standard">Un dato es una porción de información muy concreta y específica que nos permite tomar decisiones, a través de diferentes operaciones y estructuras.</text:p>
      <text:p text:style-name="Standard">Los datos hacen parte de un algoritmo en una estructura más grande. También son la base sobre la cual partimos y llegamos, y además componen todas las estructuras para que puedan funciona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0:23:11.162996312</meta:creation-date>
    <dc:date>2023-03-30T20:24:22.533568319</dc:date>
    <meta:editing-duration>PT1M12S</meta:editing-duration>
    <meta:editing-cycles>1</meta:editing-cycles>
    <meta:document-statistic meta:table-count="0" meta:image-count="0" meta:object-count="0" meta:page-count="1" meta:paragraph-count="4" meta:word-count="69" meta:character-count="423" meta:non-whitespace-character-count="357"/>
    <meta:generator>LibreOffice/7.3.7.2$Linux_X86_64 LibreOffice_project/30$Build-2</meta:generator>
  </office:meta>
</office:document-meta>
</file>